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4.027cm" table:align="left"/>
    </style:style>
    <style:style style:name="Tableau1.A" style:family="table-column">
      <style:table-column-properties style:column-width="2.775cm"/>
    </style:style>
    <style:style style:name="Tableau1.B" style:family="table-column">
      <style:table-column-properties style:column-width="1.252cm"/>
    </style:style>
    <style:style style:name="Tableau1.A1" style:family="table-cell">
      <style:table-cell-properties style:vertical-align="middle" fo:padding="0.049cm" fo:border="none"/>
    </style:style>
    <style:style style:name="Tableau1.B4" style:family="table-cell" style:data-style-name="N11">
      <style:table-cell-properties style:vertical-align="middle" fo:padding="0.049cm" fo:border="none"/>
    </style:style>
    <style:style style:name="P1" style:family="paragraph" style:parent-style-name="Table_20_Contents">
      <style:text-properties fo:font-size="2pt" style:font-size-asian="2pt" style:font-size-complex="2pt"/>
    </style: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IHM</text:p>
      <text:p text:style-name="Standard"/>
      <text:p text:style-name="Standard">philosophie</text:p>
      <text:p text:style-name="Standard">durant toute la création du jeux que nous avons réalisé, nous avons souhaité faire en sorte que notre jeux soit le plus proche possible d'un jeux commercialisable. Ce choix effectué, nous a conduis a plusieurs choix que nous expliquerons plus tard,</text:p>
      <text:p text:style-name="Standard"/>
      <text:p text:style-name="Standard">mise en place</text:p>
      <text:p text:style-name="Standard">nous avons tout dabord voulu mettre l'accent sur le jeux multijoueurs, d'aprés nous le principal défaut des jeux actuels est l'impossibilité, et ce contrairement au jeux consoles de pouvoir jouer a plusieurs sur une unique machine, notre jeux, qui ce joue d'aprés les régles jusqu'à 4 joueurs devait donc etre jouable a 4 sur une même machine, </text:p>
      <text:p text:style-name="Standard">ce qui nous a donc forcé à :</text:p>
      <text:p text:style-name="Standard">mettre en avant le joueur dont c'est le tour</text:p>
      <text:p text:style-name="Standard">faire une page de gestion de partie personnalisé, qui malgré toute les variables ( joueurs humains , joueur ordinateur , niveau de difficulté , nom du joueur ) reste simple</text:p>
      <text:p text:style-name="Standard"/>
      <text:p text:style-name="Standard">Public cible </text:p>
      <text:p text:style-name="Standard"/>
      <text:p text:style-name="Standard">il nous a également fallu definir le publique cible de ce jeux, étant donné le sujet, nous avons choisie de nous adresser a un public jeune environ 8 12 ans,</text:p>
      <text:p text:style-name="Standard">ce public est selon nous, assez agés pour comprendre les mecanismes du jeux, et assez jeune pour le sujet, nous voulions egalement des graphismes cartoons ces deux idées se rejoignaient assez bien, </text:p>
      <text:p text:style-name="Standard">Comprenons bien que nous ne considerons pas les enfants de cette tranche d'age comme des novices en matiere de jeux vidéo, ils sont en général et de plus en plus habitué au écrans tactils et aux jeux qu'elles qu'ils soit <text:s/></text:p>
      <text:p text:style-name="Standard"/>
      <text:p text:style-name="Standard">nous avons trouvé ce sondage <text:bookmark text:name="result_vote"/>demandant aux adultes a quelle age il pensais bon qu'un enfait possede sa premiere console</text:p>
      <text:p text:style-name="Standard"/>
      <table:table table:name="Tableau1" table:style-name="Tableau1">
        <table:table-column table:style-name="Tableau1.A"/>
        <table:table-column table:style-name="Tableau1.B"/>
        <table:table-row>
          <table:table-cell table:style-name="Tableau1.A1" office:value-type="string">
            <text:p text:style-name="Table_20_Contents">jamais de la vie</text:p>
          </table:table-cell>
          <table:table-cell table:style-name="Tableau1.A1" office:value-type="string">
            <text:p text:style-name="Table_20_Contents">9 %</text:p>
          </table:table-cell>
        </table:table-row>
        <table:table-row>
          <table:table-cell table:style-name="Tableau1.A1" office:value-type="string">
            <text:p text:style-name="Table_20_Contents">10 ans et plus</text:p>
          </table:table-cell>
          <table:table-cell table:style-name="Tableau1.A1" office:value-type="string">
            <text:p text:style-name="Table_20_Contents">23 %</text:p>
          </table:table-cell>
        </table:table-row>
        <table:table-row>
          <table:table-cell table:style-name="Tableau1.A1" office:value-type="string">
            <text:p text:style-name="Table_20_Contents">8 - 9 ans</text:p>
          </table:table-cell>
          <table:table-cell table:style-name="Tableau1.A1" office:value-type="string">
            <text:p text:style-name="Table_20_Contents">23 %</text:p>
          </table:table-cell>
        </table:table-row>
        <table:table-row>
          <table:table-cell table:style-name="Tableau1.A1" office:value-type="string">
            <text:p text:style-name="Table_20_Contents">6 - 7 ans</text:p>
          </table:table-cell>
          <table:table-cell table:style-name="Tableau1.B4" office:value-type="percentage" office:value="0.23">
            <text:p text:style-name="Table_20_Contents">23,00%</text:p>
          </table:table-cell>
        </table:table-row>
        <table:table-row>
          <table:table-cell table:style-name="Tableau1.A1" office:value-type="string">
            <text:p text:style-name="Table_20_Contents">avant 6 ans</text:p>
          </table:table-cell>
          <table:table-cell table:style-name="Tableau1.A1" office:value-type="string">
            <text:p text:style-name="Table_20_Contents">21 %</text:p>
          </table:table-cell>
        </table:table-row>
      </table:table>
      <text:p text:style-name="Standard">Il montre que les enfants dont les parents sont sur ce site sont 43% a avoir eu une console avant leur 8 ans</text:p>
      <text:p text:style-name="Standard"/>
      <text:p text:style-name="Standard">L'objectif est donc de ne pas trop materner les jeunes qui se lassent vite des jeux trop simples, privilégiant le gameplay plutot que les explications a rallonges et les tutoriaux qui soyons franc personne ne veux suivre !</text:p>
      <text:p text:style-name="Standard"/>
      <text:p text:style-name="Standard">Les profils utilisateures </text:p>
      <text:p text:style-name="Standard">Nous avons voulu créer un systeme de profil d'utilisateurs propre a chaque joueur </text:p>
      <text:p text:style-name="Standard">ce systeme permettant de voir le niveaux des joueurs, de lui associer une image de profil, de lui faire débloqué du contenu additionel, en débloquand d'autres graphismes pour le terrain , pour ces pingouins, des régles alternatives etc </text:p>
      <text:p text:style-name="Standard"/>
      <text:p text:style-name="Standard">ce choix n'est pas anodin, les profils sont la pour ajouter un contenu social au jeu mais également pour fidélisé le joueurs, que celui ci est envie de rejouer, de tout debloquer</text:p>
      <text:p text:style-name="Standard"><text:soft-page-break/>la plupars voir la totalité des jeux récents et ce quelque soit le publique incorpore des succes et du contenu additionel debloquable, (angry birds etc )</text:p>
      <text:p text:style-name="Standard"/>
      <text:p text:style-name="Standard">Choix « artistiques »</text:p>
      <text:p text:style-name="Standard"/>
      <text:p text:style-name="Standard">Comme pour les jeux sur tablettes ou telephones qui occupent une place de plus en plus importante dans la culture collective du jeux vidéos, nous avons supprimé la barre d'outil en haut de l'écran, </text:p>
      <text:p text:style-name="Standard">la préférence a été laissé à la simplicité de l'air de jeux , et le petit nombre de pages de menu.</text:p>
      <text:p text:style-name="Standard"/>
      <text:p text:style-name="Standard"/>
      <text:p text:style-name="Standard"/>
      <text:p text:style-name="Standard">LA PAGE DE JEUX</text:p>
      <text:p text:style-name="Standard"/>
      <text:p text:style-name="Standard">Quelques boutons sur l'air de jeux nous a permis d'avoir un plateaux plutot grand et élégant</text:p>
      <text:p text:style-name="Standard">il nous fallais :</text:p>
      <text:p text:style-name="Standard"><text:tab/>un bouton revenir et un bouton refaire</text:p>
      <text:p text:style-name="Standard"><text:tab/>un bouton de suggestion de coup ( pour que les joueurs puissent faire evoluer leur reflections sur le jeux </text:p>
      <text:p text:style-name="Standard"><text:tab/>un bouton d'aide qui affiche ce qu'il faut faire </text:p>
      <text:p text:style-name="Standard"><text:tab/>et enfin le dernier un bouton MENU</text:p>
      <text:p text:style-name="Standard"/>
      <text:p text:style-name="Standard">le bouton menu ( normalement seulement accessible via la touce echap) permet d'acceder a tout les mecanismes de gestions de partie</text:p>
      <text:p text:style-name="Standard"><text:tab/>regles</text:p>
      <text:p text:style-name="Standard"><text:tab/>changer difficulté//////////////////////////////////////////////////////////////////////////////</text:p>
      <text:p text:style-name="Standard"><text:tab/>charger</text:p>
      <text:p text:style-name="Standard"><text:tab/>recommencer</text:p>
      <text:p text:style-name="Standard"><text:tab/>menu principal</text:p>
      <text:p text:style-name="Standard"><text:tab/>quitter</text:p>
      <text:p text:style-name="Standard"/>
      <text:p text:style-name="Standard"/>
      <text:p text:style-name="Standard">nous affichons les cases avec lesquelles interagir dans une couleur spécial</text:p>
      <text:p text:style-name="Standard">ce qui rend le jeux immédiatement accéssibles </text:p>
      <text:p text:style-name="Standard">de plus, une phrase éxplicative est afficher en bas au centre de l'ecran permettant de rappeler aux joueurs quoi faire.</text:p>
      <text:p text:style-name="Standard"/>
      <text:p text:style-name="Standard">Nous avons placé les informations sur les joueurs dans les 4 coins de la fenetre de jeux ( ici encore pour laissé plus de place a l'air de jeux)</text:p>
      <text:p text:style-name="Standard">l'espace joueur comporte</text:p>
      <text:p text:style-name="Standard"><text:tab/>le nom du joueur</text:p>
      <text:p text:style-name="Standard"><text:tab/>le nombre de poisson qu'il a mangé</text:p>
      <text:p text:style-name="Standard"><text:tab/>le nombre de casse qu'il a récupéré</text:p>
      <text:p text:style-name="Standard">Nous avons pris des images de pingouins en rapport les uns les autres, ( ils sont egalement present sur chaque page du menu )</text:p>
      <text:p text:style-name="Standard">ces images sont presentes a coté du nom de chaque joueur dans leur espace attitrés ( pour lui rappeler quelles sont ces pingouins),</text:p>
      <text:p text:style-name="Standard"/>
      <text:p text:style-name="Standard">si le joueur est un ordinateur, pendant le calcul du coup a jouer l'image du pingouin est remplacé par un sablier pour que le joueur comprenne que le programme fonctionne correctement et qu'il ne boucle pas</text:p>
      <text:p text:style-name="Standard"/>
      <text:p text:style-name="Standard"/>
      <text:p text:style-name="Standard"><text:soft-page-break/>de plus lors de la phase de placement des joueurs nous avons placé en dessous ( ou au dessus pour les espaces joueurs en bas de l'ecran) autant d'images de pingouin que de pinguoin qu'il lui reste a placer</text:p>
      <text:p text:style-name="Standard">ainsi les pingouins disparraissent bien les uns apres les autres ce qui facilite la comprehension du jeux </text:p>
      <text:p text:style-name="Standard"/>
      <text:p text:style-name="Standard"/>
      <text:p text:style-name="Standard">LES MENUS</text:p>
      <text:p text:style-name="Standard"/>
      <text:p text:style-name="Standard">nous sommes rapidement arrivé a une solution concernant l'organisation des menus </text:p>
      <text:p text:style-name="Standard"><text:tab/>il y a trois facons de jouer, placon donc 3 boutons sur la page d'acceuil </text:p>
      <text:p text:style-name="Standard"><text:tab/>partie rapide ( avec des preference classiques )</text:p>
      <text:p text:style-name="Standard"><text:tab/>partie personnalisé ( ou on choisis qui est chaque joueur, ordinateur humain nom etc )</text:p>
      <text:p text:style-name="Standard"><text:tab/>charger ( qui afiche une page de selection des fichiers correspondant au parties precedement sauvegardé )</text:p>
      <text:p text:style-name="Standard"><text:tab/>un bouton options est également ajouté.</text:p>
      <text:p text:style-name="Standard">de plus on doit pouvoir quitter le programme a tout moment on rajoute donc un bouton quitter qui</text:p>
      <text:p text:style-name="Standard"/>
      <text:p text:style-name="Standard"/>
      <text:p text:style-name="Standard">Options</text:p>
      <text:p text:style-name="Standard"/>
      <text:p text:style-name="Standard">cette page permet de regler :</text:p>
      <text:p text:style-name="Standard">les profils utilisateurs</text:p>
      <text:p text:style-name="Standard">et d'afficher les regles du jeux sur une autre fenetre ( ce bouton est egalement present lors de l'affichage de la page lancé par le bouton menu)</text:p>
      <text:p text:style-name="Standard"/>
      <text:p text:style-name="Standard">Ainsi un joueur qui ne connais pas les regles peut jouer en meme temps qu'il les consultes, en cas de dillemme ou de questions il le peut egalement</text:p>
      <text:p text:style-name="Standard"/>
      <text:p text:style-name="Standard"/>
      <text:p text:style-name="Standard">Partie Perso </text:p>
      <text:p text:style-name="Standard"/>
      <text:p text:style-name="Standard">le menu partie personalisé, est divisé en 4 zones identiques, </text:p>
      <text:p text:style-name="Standard">trois boutons sont présents </text:p>
      <text:p text:style-name="Standard">le premier , joueur humain lorsqu'on clique dessus un menu deroulant apparais laissant a l'utilisateur le soin de selectionner un profil </text:p>
      <text:p text:style-name="Standard"><text:s/>joueur Ordinateur <text:s/>lorsqu'on clique dessus un menu deroulant apparais laissant a l'utilisateur le soin de selectionner la difficulté du joueur</text:p>
      <text:p text:style-name="Standard">le bouton aucun enleve la selection precedente pour ce joueur et supprime l'ancienne presence du joueur</text:p>
      <text:p text:style-name="Standard"/>
      <text:p text:style-name="Standard">lorsque tout ce petit monde a selectionner les profils et les difficulté qu'il désire il n'y plus qu'a cliqué sur lancer pour commencer le jeu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L'IHM ayant été pensé pour le jeux en reseaux egalement , il ne manque qu'un bouton partie en reseaux ou chaque joueur a le contrôle d'une case du menu partie personnalisé avec une checkbox pour annoncer qu'il est prêt </text:p>
      <text:p text:style-name="Standard"/>
      <text:p text:style-name="Standard">la page de jeux peut etre agrementer d'une chatbox remplacant les messages d'avertissement, evidament la chatbox peut egalement afficher ces messages en plus de ceux des utilisat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ierre Banwarth</meta:initial-creator>
    <meta:creation-date>2013-06-05T01:25:41.44</meta:creation-date>
    <meta:document-statistic meta:table-count="1" meta:image-count="0" meta:object-count="0" meta:page-count="4" meta:paragraph-count="82" meta:word-count="1176" meta:character-count="6803"/>
    <dc:date>2013-06-05T02:25:17.42</dc:date>
    <dc:creator>Pierre Banwarth</dc:creator>
    <meta:editing-duration>PT8M1S</meta:editing-duration>
    <meta:editing-cycles>1</meta:editing-cycles>
    <meta:generator>OpenOffice.org/3.3$Win32 OpenOffice.org_project/330m20$Build-9567</meta:generator>
  </office:meta>
</office:document-meta>
</file>